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ilGuaranteeDTO.setCardCode( CardCode card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Guarantee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GuaranteeDTO.getGuarante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GuaranteeDTO.getCard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Guarantee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GuaranteeDTO.setGuaranteeType( GuaranteeType guarante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